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c575"/>
    </style:style>
    <style:style style:name="P2" style:family="paragraph" style:parent-style-name="Standard">
      <style:text-properties officeooo:rsid="000b14d9" officeooo:paragraph-rsid="000e8e74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8e74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e8e74" style:font-size-asian="10pt"/>
    </style:style>
    <style:style style:name="P5" style:family="paragraph" style:parent-style-name="Standard">
      <style:text-properties fo:color="#000000" style:font-name="Monospace" fo:font-size="10pt" officeooo:rsid="000b14d9" officeooo:paragraph-rsid="000e8e74" style:font-size-asian="10pt"/>
    </style:style>
    <style:style style:name="P6" style:family="paragraph" style:parent-style-name="Standard">
      <style:text-properties officeooo:paragraph-rsid="000ef5ca"/>
    </style:style>
    <style:style style:name="P7" style:family="paragraph" style:parent-style-name="Standard">
      <style:text-properties officeooo:paragraph-rsid="000e8e74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e8e74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14d9" officeooo:paragraph-rsid="000e8e74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officeooo:rsid="00132a5d"/>
    </style:style>
    <style:style style:name="T5" style:family="text">
      <style:text-properties officeooo:rsid="0010ce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# System Test indeterminateNotEnoughData //<text:span text:style-name="T4">Darius Parker</text:span></text:p>
      <text:p text:style-name="P6"/>
      <text:p text:style-name="P6">1. <text:s/>Start the application</text:p>
      <text:p text:style-name="P6">2. <text:s/>Type the server location: “localhost:8080” when the “Enter server location: ”dialog pops up</text:p>
      <text:p text:style-name="P6">3. <text:s/>Type the username “admin” when the “Enter username” dialog pops up</text:p>
      <text:p text:style-name="P6">4. <text:s/>Type the password “Admin123” when the “Enter password” dialog pops up</text:p>
      <text:p text:style-name="P6">5. Type the number of reports: “1” <text:s/>when the “Enter number of reports” dialog pops up</text:p>
      <text:p text:style-name="P6">6. <text:s/>Type the patientID “1000<text:span text:style-name="T5">LL</text:span>” when the “Enter patientID” dialog pops up</text:p>
      <text:p text:style-name="P6"/>
      <text:p text:style-name="P6">The app should now display the message dialog:” Patient 1000<text:span text:style-name="T5">LL</text:span> exists“.</text:p>
      <text:p text:style-name="P6"/>
      <text:p text:style-name="P6">7. Type “N” when prompted for information related to whether or not the patient is pregnant.</text:p>
      <text:p text:style-name="P6">8. Type “N” when prompted for information related to the need for vasopressor support.</text:p>
      <text:p text:style-name="P6">9. Type “Y” when prompted for information related to whether or not the patient is inpatient.</text:p>
      <text:p text:style-name="P6">10. Type “Y” when prompted for information related to whether or not the patient is responsive.</text:p>
      <text:p text:style-name="P6">11. <text:s/>Type “N” when prompted for information related to whether or not the patient has cardiac arrhythmia.</text:p>
      <text:p text:style-name="P6">12. Type “N” when prompted for information related to whether or not the patient has a decline in baseline mental status.</text:p>
      <text:p text:style-name="P6">13. Type “N” when prompted for information related to whether or not the patient has an infected skin wound.</text:p>
      <text:p text:style-name="P6">14. Type “N” when prompted for information related to whether or not the patient has an infected invasive device.</text:p>
      <text:p text:style-name="P6">15. <text:s/>Type “Y” when prompted for information related to whether or not the patient has an infected recent surgical procedure.</text:p>
      <text:p text:style-name="P6">16. <text:s/>Type “Y” when prompted for information related to whether or not the patient is immunocompromised.</text:p>
      <text:p text:style-name="P6">17. Type “150.0” when prompted for the patient’s baseline respiratory PaOxy/FaOxy.</text:p>
      <text:p text:style-name="P6">18. Type “500.0” when prompted for the patient’s current respiratory PaOxy/FaOxy.</text:p>
      <text:p text:style-name="P6">19. <text:s/>Type “6.0” when prompted for the patient’s baseline use of dopamine.</text:p>
      <text:p text:style-name="P6">20. <text:s/>Type “6.0” when prompted for the patient’s current use of dopamine.</text:p>
      <text:p text:style-name="P6">21. Type “N” when prompted for information related to whether or not the patient had used any dobutamine yesterday.</text:p>
      <text:p text:style-name="P6">22. Type “N” when prompted for information related to whether or not the patient had used any dobutamine recently.</text:p>
      <text:p text:style-name="P6">23. Type “.2” when prompted for the patient’s baseline use of epinephrine.</text:p>
      <text:p text:style-name="P6">24. Type “.2” when prompted for the patient’s current use of epinephrine.</text:p>
      <text:p text:style-name="P6">25. Type “.2” when prompted for the patient’s baseline use of norepinephrine.</text:p>
      <text:p text:style-name="P6">26. Type “.2” when prompted for the patient’s current use of norepinephrine.</text:p>
      <text:p text:style-name="P6">27. Type “5” when prompted for the patient’s baseline Glasgow coma scale.</text:p>
      <text:p text:style-name="P6">28. Type “5” when prompted for the patient’s current Glasgow coma scale.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After running the program, the console should display the information, follow this format. </text:p>
      <text:p text:style-name="P2"/>
      <text:p text:style-name="P7"><text:span text:style-name="T2"><text:s/></text:span><text:span text:style-name="T1"><text:s text:c="2"/>Time Reported: 2020-11-18T15:21:41.111</text:span></text:p>
      <text:p text:style-name="P10"><text:span text:style-name="T1"><text:s text:c="2"/>PatientID: 1000LL</text:span></text:p>
      <text:p text:style-name="P10"><text:span text:style-name="T1"><text:s text:c="2"/>Patient Name: Parker Darius</text:span></text:p>
      <text:p text:style-name="P10"><text:span text:style-name="T1"><text:s text:c="2"/>Age: 20 years 8 months 15 days</text:span></text:p>
      <text:p text:style-name="P10"><text:span text:style-name="T1"><text:s text:c="2"/>Location: null</text:span></text:p>
      <text:p text:style-name="P10"><text:span text:style-name="T1"><text:s text:c="2"/>Body Temperature: unknown (C)</text:span></text:p>
      <text:p text:style-name="P10"><text:span text:style-name="T1"><text:s text:c="2"/>Heart Rate: unknown (bpm)</text:span></text:p>
      <text:p text:style-name="P10"><text:span text:style-name="T1"><text:s text:c="2"/>Respiratory Rate: unknown (bpm)</text:span></text:p>
      <text:p text:style-name="P10"><text:span text:style-name="T1">INDETERMINATE</text:span></text:p>
      <text:p text:style-name="P10"><text:span text:style-name="T1">2020-11-18T15:21:44.835: Is responsive: Yes</text:span></text:p>
      <text:p text:style-name="P10"><text:span text:style-name="T1">2020-11-18T15:21:42.215: Is Pregnant: No</text:span></text:p>
      <text:p text:style-name="P10"><text:span text:style-name="T1">2020-11-18T15:21:43.195: Need For Vasopressor Support: No</text:span></text:p>
      <text:p text:style-name="P10"><text:span text:style-name="T1">2020-11-18T15:22:08.717: Current Norepinephrine: 0.2</text:span></text:p>
      <text:p text:style-name="P10"><text:span text:style-name="T1">2020-11-18T15:21:48.104: Infection Invasive Device: No</text:span></text:p>
      <text:p text:style-name="P10"><text:span text:style-name="T1">2020-11-18T15:22:11.464: Current Glasgow Coma Scale: 5.0</text:span></text:p>
      <text:p text:style-name="P10"><text:span text:style-name="T1">2020-11-18T15:21:47.363: Infection Skin Wound: No</text:span></text:p>
      <text:p text:style-name="P10"><text:span text:style-name="T1">2020-11-18T15:22:02.724: Current Dopamine: 6.0</text:span></text:p>
      <text:p text:style-name="P10"><text:span text:style-name="T1">2020-11-18T15:21:46.613: Decline in baseline mental status: No</text:span></text:p>
      <text:p text:style-name="P10"><text:span text:style-name="T1">2020-11-18T15:21:49.480: Infection Recent Surgical Procedure: Yes</text:span></text:p>
      <text:p text:style-name="P10"><text:span text:style-name="T1">2020-11-18T15:21:55.840: Current Respiratory PaOxy/FiOxy: 500.0</text:span></text:p>
      <text:p text:style-name="P10"><text:span text:style-name="T1">2020-11-18T15:21:50.564: is Immunocompromised: Yes</text:span></text:p>
      <text:p text:style-name="P10"><text:span text:style-name="T1">2020-11-18T15:22:06.516: Current Epinephrine: 0.2</text:span></text:p>
      <text:p text:style-name="P10"><text:span text:style-name="T1">2020-11-18T15:21:43.968: Is Inpatient Status: Yes</text:span></text:p>
      <text:p text:style-name="P10"><text:span text:style-name="T1">2020-11-18T15:22:04.413: Using Any Doputamine Currently: No</text:span></text:p>
      <text:p text:style-name="P10"><text:span text:style-name="T1">2020-11-18T15:21:45.830: Cardiac arrhythmia: No</text:span></text:p>
      <text:p text:style-name="P10"><text:span text:style-name="T1">2020-11-18T15:22:03.549: Using Any Doputamine Baseline: No</text:span></text:p>
      <text:p text:style-name="P10"><text:span text:style-name="T1">2020-11-18T15:21:57.216: Baseline Dopamine: 6.0</text:span></text:p>
      <text:p text:style-name="P10"><text:span text:style-name="T1">2020-11-18T15:21:54.470: Baseline Respiratory PaOxy/FiOxy: 150.0</text:span></text:p>
      <text:p text:style-name="P10"><text:span text:style-name="T1">2020-11-18T15:22:09.527: Baseline Glasgow Coma Scale: 5.0</text:span></text:p>
      <text:p text:style-name="P10"><text:span text:style-name="T1">2020-11-18T15:22:05.548: Baseline Epinephrine: 0.2</text:span></text:p>
      <text:p text:style-name="P5">2020-11-18T15:22:07.731: Baseline Norepinephrine: 0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20:14.092062226</meta:creation-date>
    <dc:date>2020-11-18T15:22:26.996566602</dc:date>
    <meta:editing-duration>PT4M1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569" meta:character-count="4072" meta:non-whitespace-character-count="3536"/>
  </office:meta>
</office:document-meta>
</file>